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33ff99" fo:border="0.06pt solid #000000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33ff99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ce8"/>
        <table:table-row table:style-name="ro1">
          <table:table-cell/>
          <table:table-cell table:style-name="ce1" office:value-type="string" calcext:value-type="string" table:number-columns-spanned="6" table:number-rows-spanned="1">
            <text:p>aa-eval on the microbenchmarks</text:p>
          </table:table-cell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string" calcext:value-type="string">
            <text:p>rbaa</text:p>
          </table:table-cell>
          <table:table-cell table:style-name="ce4" office:value-type="string" calcext:value-type="string">
            <text:p>basic+rbaa</text:p>
          </table:table-cell>
          <table:table-cell table:style-name="ce7" office:value-type="string" calcext:value-type="string">
            <text:p>(basic+rbaa)–basic</text:p>
          </table:table-cell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3]-[.D3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4]-[.D4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formula="of:=[.F5]-[.D5]"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F6]-[.D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7]-[.D7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8]-[.D8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F9]-[.D9]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F10]-[.D1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11]-[.D11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F12]-[.D12]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F13]-[.D13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F14]-[.D14]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6" table:formula="of:=SUM([.C3:.C14])" office:value-type="float" office:value="265" calcext:value-type="float">
            <text:p>265</text:p>
          </table:table-cell>
          <table:table-cell table:style-name="ce6" table:formula="of:=SUM([.D3:.D14])" office:value-type="float" office:value="101" calcext:value-type="float">
            <text:p>101</text:p>
          </table:table-cell>
          <table:table-cell table:style-name="ce6" table:formula="of:=SUM([.E3:.E14])" office:value-type="float" office:value="92" calcext:value-type="float">
            <text:p>92</text:p>
          </table:table-cell>
          <table:table-cell table:style-name="ce6" table:formula="of:=SUM([.F3:.F14])" office:value-type="float" office:value="150" calcext:value-type="float">
            <text:p>150</text:p>
          </table:table-cell>
          <table:table-cell table:style-name="ce9" table:formula="of:=[.F15]-[.D15]" office:value-type="float" office:value="49" calcext:value-type="float">
            <text:p>4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18:12:59.2381008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4:53:23.300502378</meta:creation-date>
    <dc:date>2015-08-26T18:18:53.775601056</dc:date>
    <meta:editing-duration>PT26M5S</meta:editing-duration>
    <meta:editing-cycles>6</meta:editing-cycles>
    <meta:generator>LibreOffice/4.2.8.2$Linux_X86_64 LibreOffice_project/420m0$Build-2</meta:generator>
    <meta:document-statistic meta:table-count="2" meta:cell-count="85" meta:object-count="0"/>
  </office:meta>
</office:document-meta>
</file>